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heta_ref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1:29:20.525891245</meta:creation-date>
    <dc:date>2017-10-17T15:48:16.613887154</dc:date>
    <meta:editing-duration>PT14H3M46S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